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Heading_20_1">
      <style:text-properties officeooo:rsid="001f94f9" officeooo:paragraph-rsid="001f94f9"/>
    </style:style>
    <style:style style:name="P2" style:family="paragraph" style:parent-style-name="Subtitle">
      <style:text-properties officeooo:rsid="001f94f9" officeooo:paragraph-rsid="001f94f9"/>
    </style:style>
    <style:style style:name="P3" style:family="paragraph" style:parent-style-name="Text_20_body">
      <style:text-properties officeooo:rsid="001f94f9" officeooo:paragraph-rsid="001f94f9"/>
    </style:style>
    <style:style style:name="P4" style:family="paragraph" style:parent-style-name="Title">
      <style:text-properties officeooo:rsid="001f94f9" officeooo:paragraph-rsid="001f94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Vulkan Renderer</text:p>
      <text:p text:style-name="P2">an-inconspicuous-semicolon presents</text:p>
      <text:p text:style-name="P3"/>
      <text:p text:style-name="P3"/>
      <text:h text:style-name="P1" text:outline-level="1">What is this project</text:h>
      <text:p text:style-name="P3">This project will be a functional library for rendering arbitrary geometry using the vulkan graphics api. </text:p>
      <text:p text:style-name="P3">The project will be structured around the library holding functions to use state, where the client is responsible for creating and destroying the state. This will allow greater controll over resources, whilst still being abstracted into a convinient api that is easy to setup, and as complicated as needed.</text:p>
      <text:p text:style-name="P3">The client will submit work to the renderer, which will be picked up and executed as appropriate.</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9T20:25:34.612431040</meta:creation-date>
    <meta:generator>LibreOffice/7.5.1.2$Linux_X86_64 LibreOffice_project/50$Build-2</meta:generator>
    <dc:date>2023-03-29T20:37:52.468338199</dc:date>
    <meta:editing-duration>PT12M18S</meta:editing-duration>
    <meta:editing-cycles>1</meta:editing-cycles>
    <meta:document-statistic meta:table-count="0" meta:image-count="0" meta:object-count="0" meta:page-count="1" meta:paragraph-count="6" meta:word-count="90" meta:character-count="579" meta:non-whitespace-character-count="494"/>
  </office:meta>
</office:document-meta>
</file>